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a44c3" officeooo:paragraph-rsid="000a44c3"/>
    </style:style>
    <style:style style:name="P2" style:family="paragraph" style:parent-style-name="Standard">
      <style:text-properties officeooo:paragraph-rsid="000c555b"/>
    </style:style>
    <style:style style:name="P3" style:family="paragraph" style:parent-style-name="Standard">
      <style:text-properties officeooo:paragraph-rsid="000df15e"/>
    </style:style>
    <style:style style:name="P4" style:family="paragraph" style:parent-style-name="Table_20_Contents">
      <style:paragraph-properties fo:text-align="end" style:justify-single-word="false"/>
      <style:text-properties fo:font-size="14pt" officeooo:rsid="00181169" officeooo:paragraph-rsid="00181169" style:font-size-asian="14pt" style:font-size-complex="14pt"/>
    </style:style>
    <style:style style:name="P5" style:family="paragraph" style:parent-style-name="Table_20_Contents">
      <style:text-properties fo:font-size="14pt" officeooo:rsid="000a44c3" officeooo:paragraph-rsid="000a44c3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officeooo:paragraph-rsid="00181169"/>
    </style:style>
    <style:style style:name="P7" style:family="paragraph" style:parent-style-name="Table_20_Contents">
      <style:text-properties officeooo:paragraph-rsid="00181169"/>
    </style:style>
    <style:style style:name="T1" style:family="text">
      <style:text-properties fo:font-size="14pt" officeooo:rsid="001b8ad5" style:font-size-asian="14pt" style:font-size-complex="14pt"/>
    </style:style>
    <style:style style:name="T2" style:family="text">
      <style:text-properties fo:font-size="14pt" officeooo:rsid="001c7b29" style:font-size-asian="14pt" style:font-size-complex="14pt"/>
    </style:style>
    <style:style style:name="T3" style:family="text">
      <style:text-properties fo:font-size="14pt" officeooo:rsid="00181169" style:font-size-asian="14pt" style:font-size-complex="14pt"/>
    </style:style>
    <style:style style:name="T4" style:family="text">
      <style:text-properties fo:font-size="14pt" officeooo:rsid="000a44c3" style:font-size-asian="14pt" style:font-size-complex="14pt"/>
    </style:style>
    <style:style style:name="T5" style:family="text">
      <style:text-properties officeooo:rsid="001b8ad5"/>
    </style:style>
    <style:style style:name="T6" style:family="text">
      <style:text-properties officeooo:rsid="000b02de"/>
    </style:style>
    <style:style style:name="T7" style:family="text">
      <style:text-properties officeooo:rsid="000c555b"/>
    </style:style>
    <style:style style:name="T8" style:family="text">
      <style:text-properties officeooo:rsid="000df15e"/>
    </style:style>
    <style:style style:name="T9" style:family="text">
      <style:text-properties style:font-name="Liberation Serif1" officeooo:rsid="000df15e"/>
    </style:style>
    <style:style style:name="T10" style:family="text">
      <style:text-properties style:font-name="Liberation Serif" officeooo:rsid="000df15e"/>
    </style:style>
    <style:style style:name="T11" style:family="text">
      <style:text-properties style:font-name="Liberation Serif" officeooo:rsid="000fb8d6"/>
    </style:style>
    <style:style style:name="T12" style:family="text">
      <style:text-properties style:font-name="Liberation Serif" officeooo:rsid="00101541"/>
    </style:style>
    <style:style style:name="T13" style:family="text">
      <style:text-properties style:font-name="Liberation Serif" officeooo:rsid="001035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<text:span text:style-name="T3">CHEM </text:span><text:span text:style-name="T4">4612</text:span></text:p>
          </table:table-cell>
          <table:table-cell table:style-name="Table1.A1" office:value-type="string">
            <text:p text:style-name="P4">Jonathan Riezman</text:p>
          </table:table-cell>
        </table:table-row>
        <table:table-row>
          <table:table-cell table:style-name="Table1.A1" office:value-type="string">
            <text:p text:style-name="P5"><text:span text:style-name="T5">A</text:span>ssignment 1</text:p>
          </table:table-cell>
          <table:table-cell table:style-name="Table1.A1" office:value-type="string">
            <text:p text:style-name="P6"><text:span text:style-name="T1">01</text:span><text:span text:style-name="T3">/</text:span><text:span text:style-name="T1">2</text:span><text:span text:style-name="T2">5</text:span><text:span text:style-name="T3">/21</text:span></text:p>
          </table:table-cell>
        </table:table-row>
      </table:table>
      <text:p text:style-name="Standard"/>
      <text:p text:style-name="P3"><text:span text:style-name="T8">2. A cation-</text:span><text:span text:style-name="T9">π</text:span><text:span text:style-name="T10"> interaction occurs when a positively charged ion has a noncovalent interaction with an </text:span><text:span text:style-name="T9">π</text:span><text:span text:style-name="T10"> electron system such as in the interaction of acetylcholine and tryptophan. <text:s/>A </text:span><text:span text:style-name="T9">π</text:span><text:span text:style-name="T10">-</text:span><text:span text:style-name="T9">π</text:span><text:span text:style-name="T10"> interaction occurs when </text:span><text:span text:style-name="T9">π</text:span><text:span text:style-name="T10"> electron systems interact with each other such as in graphite.</text:span><text:span text:style-name="T11"> <text:s/>The first interaction involves oppositely charged species while the second </text:span><text:span text:style-name="T12">involves species with </text:span><text:span text:style-name="T13">like charge.</text:span></text:p>
      <text:p text:style-name="Standard"/>
      <text:p text:style-name="P1">4. Guanine and cytosine have a stronger interaction because there are <text:span text:style-name="T6">more</text:span> hydrogen bonds involved. <text:s/>Adenine and Thymine only form two hydrogen bonds<text:span text:style-name="T6"> while guanine and cytosine form three.</text:span></text:p>
      <text:p text:style-name="P1"/>
      <text:p text:style-name="P2"><text:span text:style-name="T7">5. Sodium dodecyl sulfate would have a greater hydrophobic effect than sodium octyl sulfate because the non-polar portion of the molecule, the part which causes the hydrophobic effect, is significantly larger. <text:s/>Below is a sketch of the structure of a micell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loext:min-decimal-places="3" number:min-integer-digits="1" number:grouping="true"/>
    </number:number-style>
    <number:number-style style:name="N122" number:title="User-defined">
      <number:scientific-number number:decimal-places="3" loext:min-decimal-places="3" number:min-integer-digits="1" number:min-exponent-digits="2" loext:exponent-interval="1" loext:forced-exponent-sign="true"/>
    </number:number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26T00:51:28.750076597</meta:creation-date>
    <dc:date>2021-01-26T01:09:08.504575664</dc:date>
    <meta:editing-duration>PT17M39S</meta:editing-duration>
    <meta:editing-cycles>7</meta:editing-cycles>
    <meta:generator>LibreOffice/6.4.6.2$MacOSX_X86_64 LibreOffice_project/0ce51a4fd21bff07a5c061082cc82c5ed232f115</meta:generator>
    <meta:document-statistic meta:table-count="1" meta:image-count="0" meta:object-count="0" meta:page-count="1" meta:paragraph-count="7" meta:word-count="136" meta:character-count="877" meta:non-whitespace-character-count="744"/>
  </office:meta>
</office:document-meta>
</file>